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음료류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따뜻한차)페퍼민트티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(따뜻한차)루이보스티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17차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갈배사이다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갈아만든배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갈아만든배슬러시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게토레이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깔라만시에이드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깔라만시탄산수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닥터페퍼355ml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달고나카페라떼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딸기스무디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레드자몽에이드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레몬탄산수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레몬에이드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레몬에이드350ml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레몬콕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립톤복숭아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마운틴듀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망고스무디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맥콜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몬스터에너지그린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몬스터에너지시트라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몬스터에너지울트라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몬스터파이프라인펀치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미숫가루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믹스커피(HOT)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밀키스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바나나스무디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아이스믹스커피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아이스아메리카노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아이스유자차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아이스초코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아이스티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아이스티1리터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얼음컵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오레오라떼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옥수수수염차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웰치스포도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자몽소다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조지아오리지널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칠성사이다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코카콜라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코코팜포도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탄산수</text:p>
          </table:table-cell>
          <table:table-cell office:value-type="float" office:value="1800" calcext:value-type="float">
            <text:p>1800</text:p>
          </table:table-cell>
        </table:table-row>
      </table:table>
      <table:table table:name="라면류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간짬뽕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김치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남자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너구리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불닭볶음면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팔도비빔면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삼양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신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안성탕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열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오징어짬뽕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진라면매운맛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짜파게티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참깨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틈새라면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계란(토핑용)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단무지(팩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소시지(토핑용)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스팸(토핑용)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짜파구리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짜파불닭</text:p>
          </table:table-cell>
          <table:table-cell office:value-type="float" office:value="6000" calcext:value-type="float">
            <text:p>6000</text:p>
          </table:table-cell>
        </table:table-row>
      </table:table>
      <table:table table:name="분식류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불벅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가쓰오우동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갈비만두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감자튀김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감자핫도그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계란후라이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김말이튀김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김치해장라면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닭껍질튀김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닭꼬치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돈가스비빔면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돈까스튀김우동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떡갈비비빔면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떡갈비(10P)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떡볶이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라볶이 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마시따버거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만두비빔면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만두강정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매운만두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매직핫도그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멘보샤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삼겹살라면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소떡소떡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소시지구이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수제핫도그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쌀떡꼬치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어묵우동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오징어튀김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치즈볼(4P)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치즈수제핫도그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치즈스틱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치킨가라아게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치킨팝콘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타코야끼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탕수육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튀김만두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해시포테이토</text:p>
          </table:table-cell>
          <table:table-cell office:value-type="float" office:value="3000" calcext:value-type="float">
            <text:p>3000</text:p>
          </table:table-cell>
        </table:table-row>
      </table:table>
      <table:table table:name="밥류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간장버터계란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감자탕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게살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계란후라이(추가)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공깃밥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김치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김치스팸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김치짜글이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까르보불닭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낚지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돈까스정식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돈까스카레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떡갈비덮밥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떡갈비마요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묵은지삼겹살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불닭스팸마요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불닭치킨마요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스팸마요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안동찜닭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오무라이스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잡채볶음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제육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쭈꾸미불고기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차돌김치볶음밥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치킨카레덮밥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치킨마요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참치마요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치즈(토핑)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과자류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감자깡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고구마깡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구운감자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꼬깔콘고소한맛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꽃게랑오리지널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꿀꽈배기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다이제씬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바나나킥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벌집핏자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새우깡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숏다리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스윙칩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쌀로별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썬오리지널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양파링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오사쯔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오감자오리지널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오징어땅콩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오징어칩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왕소라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자유시간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초코송이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치즈샌드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콘초코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콘칩옥수수맛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초코칩쿠키미니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트윅스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포스틱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포카칩어니언맛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포카칩오리지널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포테토칩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홈런볼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ko" style:country-asian="none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MS Gothic" style:font-family-asian="'MS Gothic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00:00:59.375000000</meta:creation-date>
    <dc:date>2022-06-03T00:19:34.089000000</dc:date>
    <meta:editing-duration>PT18M35S</meta:editing-duration>
    <meta:editing-cycles>1</meta:editing-cycles>
    <meta:document-statistic meta:table-count="5" meta:cell-count="328" meta:object-count="0"/>
    <meta:generator>LibreOffice/5.4.2.2$Windows_x86 LibreOffice_project/22b09f6418e8c2d508a9eaf86b2399209b0990f4</meta:generator>
  </office:meta>
</office:document-meta>
</file>